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573cm" fo:min-width="3.9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6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8" style:family="graphic" style:parent-style-name="objectwithoutfill">
      <style:graphic-properties svg:stroke-color="#000000" draw:fill="solid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0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1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2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" fo:text-shadow="1pt 1pt" fo:font-weight="normal" fo:background-color="transparent"/>
    </style:style>
    <style:style style:name="P4" style:family="paragraph">
      <loext:graphic-properties draw:fill-color="#dddddd"/>
      <style:paragraph-properties fo:text-align="center"/>
      <style:text-properties style:font-name="Liberation Sans" fo:text-shadow="1pt 1pt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" fo:text-shadow="1pt 1pt" fo:font-weight="normal" fo:background-color="transparent"/>
    </style:style>
    <style:style style:name="P6" style:family="paragraph">
      <loext:graphic-properties draw:fill="none"/>
      <style:paragraph-properties fo:text-align="center"/>
      <style:text-properties style:font-name="Liberation Sans" fo:background-color="transparen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1" style:family="paragraph"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2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3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style:font-name="Liberation Sans" fo:font-weight="normal" fo:background-color="transparen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" fo:font-size="6pt" fo:font-weight="normal" fo:background-color="transparent" style:font-size-asian="6pt" style:font-size-complex="6pt"/>
    </style:style>
    <style:style style:name="P17" style:family="paragraph"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23" style:family="paragraph">
      <style:paragraph-properties fo:text-align="center" style:writing-mode="lr-tb"/>
      <style:text-properties style:font-name="Liberation Sans" fo:font-size="4pt" fo:background-color="transparent"/>
    </style:style>
    <style:style style:name="P24" style:family="paragraph">
      <loext:graphic-properties draw:fill-color="#b2b2b2"/>
      <style:paragraph-properties fo:text-align="center" style:writing-mode="lr-tb"/>
      <style:text-properties style:font-name="Liberation Sans" fo:font-size="4pt" fo:background-color="transparent"/>
    </style:style>
    <style:style style:name="P25" style:family="paragraph">
      <loext:graphic-properties draw:fill-color="#999999"/>
      <style:paragraph-properties fo:text-align="center" style:writing-mode="lr-tb"/>
      <style:text-properties style:font-name="Liberation Sans" fo:font-size="4pt" fo:background-color="transparen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" fo:font-size="4pt" fo:background-color="transparent"/>
    </style:style>
    <style:style style:name="P27" style:family="paragraph">
      <loext:graphic-properties draw:fill="solid"/>
      <style:paragraph-properties fo:text-align="center"/>
      <style:text-properties style:font-name="Liberation Sans" fo:background-color="transparen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Liberation Sans" fo:font-size="6pt" fo:background-color="transparent" style:font-size-asian="6pt" style:font-size-complex="6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" fo:font-size="6pt" fo:background-color="transparent" style:font-size-asian="6pt" style:font-size-complex="6pt"/>
    </style:style>
    <style:style style:name="P31" style:family="paragraph">
      <loext:graphic-properties draw:fill="solid"/>
      <style:paragraph-properties fo:text-align="center"/>
      <style:text-properties style:font-name="Liberation Sans" fo:font-size="4pt" fo:background-color="transparen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Liberation Sans" fo:font-size="6pt" fo:background-color="transparent" style:font-size-asian="6pt" style:font-size-complex="6pt"/>
    </style:style>
    <style:style style:name="P34" style:family="paragraph">
      <loext:graphic-properties draw:fill="none" draw:opacity="100%"/>
      <style:paragraph-properties fo:text-align="center"/>
      <style:text-properties style:font-name="Liberation Sans" fo:background-color="transparent"/>
    </style:style>
    <style:style style:name="P35" style:family="paragraph">
      <loext:graphic-properties draw:fill="solid" draw:fill-color="#b2b2b2"/>
      <style:paragraph-properties fo:text-align="center"/>
      <style:text-properties style:font-name="Liberation Sans" fo:text-shadow="1pt 1pt" fo:font-weight="normal" fo:background-color="transparent"/>
    </style:style>
    <style:style style:name="P36" style:family="paragraph">
      <loext:graphic-properties draw:fill="none"/>
      <style:paragraph-properties fo:text-align="start" style:writing-mode="lr-tb"/>
      <style:text-properties style:font-name="Liberation Sans" fo:font-size="6pt" fo:font-weight="bold" fo:background-color="transparent" style:font-size-asian="6pt" style:font-size-complex="6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" fo:background-color="transparent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" fo:font-size="6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" fo:font-size="8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T11" style:family="text">
      <style:text-properties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T13" style:family="text">
      <style:text-properties fo:color="#2a6099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4" style:family="text">
      <style:text-properties fo:color="#000000" style:text-position="-33% 58%" style:font-name="Liberation Sans" fo:font-size="6pt" fo:text-shadow="1pt 1pt" fo:font-weight="normal" fo:background-color="transparent" style:font-size-asian="6pt" style:font-size-complex="6pt"/>
    </style:style>
    <style:style style:name="T15" style:family="text">
      <style:text-properties style:font-name="Liberation Sans" fo:font-size="4pt" fo:background-color="transparent"/>
    </style:style>
    <style:style style:name="T16" style:family="text">
      <style:text-properties style:font-name="Liberation Sans" fo:font-size="6pt" fo:background-color="transparent" style:font-size-asian="6pt" style:font-size-complex="6pt"/>
    </style:style>
    <style:style style:name="T17" style:family="text">
      <style:text-properties fo:color="#000000" style:font-name="Liberation Sans" fo:font-size="6pt" fo:font-weight="bold" fo:background-color="transparent" style:font-size-asian="6pt" style:font-name-complex="DejaVuSans1" style:font-size-complex="6pt"/>
    </style:style>
    <style:style style:name="T18" style:family="text">
      <style:text-properties fo:color="#000000" style:text-position="-33% 58%" style:font-name="Liberation Sans" fo:font-size="6pt" fo:font-weight="bold" fo:background-color="transparent" style:font-size-asian="6pt" style:font-name-complex="DejaVuSans1" style:font-size-complex="6pt"/>
    </style:style>
    <style:style style:name="T19" style:family="text">
      <style:text-properties style:font-name="Liberation Sans" fo:font-size="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8cm" svg:height="3.573cm" svg:x="9.551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075cm" svg:y1="8.278cm" svg:x2="10.299cm" svg:y2="8.08cm">
          <text:p/>
        </draw:line>
        <draw:line draw:style-name="gr6" draw:text-style-name="P6" draw:layer="layout" svg:x1="10.193cm" svg:y1="3.255cm" svg:x2="10.193cm" svg:y2="8.664cm">
          <text:p/>
        </draw:line>
        <draw:frame draw:style-name="gr7" draw:text-style-name="P8" draw:layer="layout" svg:width="0.535cm" svg:height="0.314cm" svg:x="10.353cm" svg:y="8.065cm">
          <draw:text-box>
            <text:p text:style-name="P7"><text:span text:style-name="T2">2</text:span><text:span text:style-name="T2">4</text:span><text:span text:style-name="T2">-</text:span><text:span text:style-name="T2">b</text:span><text:span text:style-name="T2">i</text:span><text:span text:style-name="T2">t</text:span></text:p>
          </draw:text-box>
        </draw:frame>
        <draw:line draw:style-name="gr6" draw:text-style-name="P5" draw:layer="layout" svg:x1="11.781cm" svg:y1="6.697cm" svg:x2="11.781cm" svg:y2="7.264cm">
          <text:p/>
        </draw:line>
        <draw:line draw:style-name="gr6" draw:text-style-name="P5" draw:layer="layout" svg:x1="12.835cm" svg:y1="6.697cm" svg:x2="12.835cm" svg:y2="7.264cm">
          <text:p/>
        </draw:line>
        <draw:custom-shape draw:style-name="gr8" draw:text-style-name="P10" draw:layer="layout" svg:width="0.805cm" svg:height="0.397cm" svg:x="11.386cm" svg:y="6.297cm">
          <text:p text:style-name="P9"><text:span text:style-name="T3">&gt;&gt;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3.129cm" svg:y1="7.516cm" svg:x2="14.479cm" svg:y2="7.516cm">
          <text:p/>
        </draw:line>
        <draw:line draw:style-name="gr5" draw:text-style-name="P5" draw:layer="layout" svg:x1="12.187cm" svg:y1="8.277cm" svg:x2="12.411cm" svg:y2="8.079cm">
          <text:p/>
        </draw:line>
        <draw:line draw:style-name="gr6" draw:text-style-name="P5" draw:layer="layout" svg:x1="12.305cm" svg:y1="7.792cm" svg:x2="12.305cm" svg:y2="8.663cm">
          <text:p/>
        </draw:line>
        <draw:frame draw:style-name="gr7" draw:text-style-name="P8" draw:layer="layout" svg:width="0.535cm" svg:height="0.314cm" svg:x="12.465cm" svg:y="8.064cm">
          <draw:text-box>
            <text:p text:style-name="P7"><text:span text:style-name="T2">24-bit</text:span></text:p>
          </draw:text-box>
        </draw:frame>
        <draw:line draw:style-name="gr6" draw:text-style-name="P5" draw:layer="layout" svg:x1="11.782cm" svg:y1="5.703cm" svg:x2="11.782cm" svg:y2="6.298cm">
          <text:p/>
        </draw:line>
        <draw:line draw:style-name="gr9" draw:text-style-name="P5" draw:layer="layout" svg:x1="10.193cm" svg:y1="5.719cm" svg:x2="11.782cm" svg:y2="5.719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10" draw:text-style-name="P8" draw:layer="layout" svg:width="0.535cm" svg:height="0.239cm" svg:x="10.364cm" svg:y="5.309cm">
          <draw:text-box>
            <text:p text:style-name="P7"><text:span text:style-name="T2">24-bit</text:span></text:p>
          </draw:text-box>
        </draw:frame>
        <draw:custom-shape draw:style-name="gr11" draw:text-style-name="P12" draw:layer="layout" svg:width="1.442cm" svg:height="0.388cm" svg:x="7.568cm" svg:y="8.662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6" draw:text-style-name="P6" draw:layer="layout" svg:x1="7.787cm" svg:y1="3.259cm" svg:x2="7.787cm" svg:y2="8.653cm">
          <text:p/>
        </draw:line>
        <draw:frame draw:style-name="gr12" draw:text-style-name="P8" draw:layer="layout" svg:width="0.473cm" svg:height="0.314cm" svg:x="7.945cm" svg:y="8.055cm">
          <draw:text-box>
            <text:p text:style-name="P7"><text:span text:style-name="T2">8-bi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6" draw:text-style-name="P5" draw:layer="layout" svg:x1="8.84cm" svg:y1="4.411cm" svg:x2="8.84cm" svg:y2="8.654cm">
          <text:p/>
        </draw:line>
        <draw:frame draw:style-name="gr12" draw:text-style-name="P8" draw:layer="layout" svg:width="0.473cm" svg:height="0.314cm" svg:x="9cm" svg:y="8.055cm">
          <draw:text-box>
            <text:p text:style-name="P7"><text:span text:style-name="T2">4-bit</text:span></text:p>
          </draw:text-box>
        </draw:frame>
        <draw:line draw:style-name="gr5" draw:text-style-name="P5" draw:layer="layout" svg:x1="11.008cm" svg:y1="9.539cm" svg:x2="11.232cm" svg:y2="9.341cm">
          <text:p/>
        </draw:line>
        <draw:line draw:style-name="gr6" draw:text-style-name="P5" draw:layer="layout" svg:x1="11.126cm" svg:y1="9.054cm" svg:x2="11.126cm" svg:y2="9.925cm">
          <text:p/>
        </draw:line>
        <draw:frame draw:style-name="gr7" draw:text-style-name="P8" draw:layer="layout" svg:width="0.535cm" svg:height="0.314cm" svg:x="11.286cm" svg:y="9.326cm">
          <draw:text-box>
            <text:p text:style-name="P7"><text:span text:style-name="T2">24-bi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6" draw:text-style-name="P5" draw:layer="layout" svg:x1="8.29cm" svg:y1="9.053cm" svg:x2="8.29cm" svg:y2="9.924cm">
          <text:p/>
        </draw:line>
        <draw:frame draw:style-name="gr13" draw:text-style-name="P8" draw:layer="layout" svg:width="0.45cm" svg:height="0.314cm" svg:x="8.45cm" svg:y="9.325cm">
          <draw:text-box>
            <text:p text:style-name="P7"><text:span text:style-name="T2">8-bit</text:span></text:p>
          </draw:text-box>
        </draw:frame>
        <draw:custom-shape draw:style-name="gr14" draw:text-style-name="P13" draw:layer="layout" svg:width="5.009cm" svg:height="0.372cm" svg:x="7.563cm" svg:y="9.931cm">
          <text:p text:style-name="P9"><text:span text:style-name="T3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4" draw:layer="layout" svg:width="0.998cm" svg:height="0.239cm" svg:x="11.283cm" svg:y="9.668cm">
          <draw:text-box>
            <text:p><text:span text:style-name="T3">mantissa</text:span></text:p>
          </draw:text-box>
        </draw:frame>
        <draw:frame draw:style-name="gr16" draw:text-style-name="P14" draw:layer="layout" svg:width="0.927cm" svg:height="0.477cm" svg:x="8.446cm" svg:y="9.669cm">
          <draw:text-box>
            <text:p><text:span text:style-name="T3">exponen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6" draw:text-style-name="P5" draw:layer="layout" svg:x1="8.485cm" svg:y1="11.196cm" svg:x2="8.485cm" svg:y2="12.165cm">
          <text:p/>
        </draw:line>
        <draw:frame draw:style-name="gr7" draw:text-style-name="P8" draw:layer="layout" svg:width="0.535cm" svg:height="0.314cm" svg:x="8.645cm" svg:y="11.566cm">
          <draw:text-box>
            <text:p text:style-name="P7"><text:span text:style-name="T2">64-b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7" draw:text-style-name="P8" draw:layer="layout" svg:width="0.535cm" svg:height="0.314cm" svg:x="11.365cm" svg:y="11.556cm">
          <draw:text-box>
            <text:p text:style-name="P7"><text:span text:style-name="T2">64-bit</text:span></text:p>
          </draw:text-box>
        </draw:frame>
        <draw:custom-shape draw:style-name="gr14" draw:text-style-name="P12" draw:layer="layout" svg:width="5.009cm" svg:height="0.372cm" svg:x="7.366cm" svg:y="12.171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9.75cm" svg:y1="13.64cm" svg:x2="9.974cm" svg:y2="13.442cm">
          <text:p/>
        </draw:line>
        <draw:line draw:style-name="gr6" draw:text-style-name="P15" draw:layer="layout" svg:x1="9.868cm" svg:y1="12.543cm" svg:x2="9.868cm" svg:y2="14.026cm">
          <text:p/>
        </draw:line>
        <draw:frame draw:style-name="gr7" draw:text-style-name="P16" draw:layer="layout" svg:width="0.535cm" svg:height="0.314cm" svg:x="10.028cm" svg:y="13.427cm">
          <draw:text-box>
            <text:p text:style-name="P7"><text:span text:style-name="T5">64-bit</text:span></text:p>
          </draw:text-box>
        </draw:frame>
        <draw:custom-shape draw:style-name="gr17" draw:text-style-name="P18" draw:layer="layout" svg:width="1.452cm" svg:height="0.397cm" svg:x="7.758cm" svg:y="10.739cm">
          <text:p text:style-name="P17"><text:span text:style-name="T6">Accumulato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1.205cm" svg:y1="10.303cm" svg:x2="11.205cm" svg:y2="12.167cm">
          <text:p/>
        </draw:line>
        <draw:line draw:style-name="gr18" draw:text-style-name="P5" draw:layer="layout" svg:x1="12.389cm" svg:y1="12.354cm" svg:x2="13.009cm" svg:y2="12.354cm">
          <text:p/>
        </draw:line>
        <draw:custom-shape draw:style-name="gr19" draw:text-style-name="P20" draw:layer="layout" svg:width="0.802cm" svg:height="0.397cm" svg:x="13.009cm" svg:y="12.16cm">
          <text:p text:style-name="P19"><text:span text:style-name="T8">S</text:span><text:span text:style-name="T9">H</text:span><text:span text:style-name="T10"> ⊕ </text:span><text:span text:style-name="T8">S</text:span><text:span text:style-name="T9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1" draw:layer="layout" svg:width="0.466cm" svg:height="0.324cm" svg:x="12.685cm" svg:y="12.107cm">
          <draw:text-box>
            <text:p><text:span text:style-name="T11">–</text:span><text:span text:style-name="T11">/+</text:span></text:p>
          </draw:text-box>
        </draw:frame>
        <draw:frame draw:style-name="gr21" draw:text-style-name="P22" draw:layer="layout" svg:width="1.469cm" svg:height="0.319cm" svg:x="11.385cm" svg:y="4.939cm">
          <draw:text-box>
            <text:p><text:span text:style-name="T12">Multiply</text:span></text:p>
          </draw:text-box>
        </draw:frame>
        <draw:custom-shape draw:style-name="gr22" draw:text-style-name="P10" draw:layer="layout" svg:width="0.775cm" svg:height="0.397cm" svg:x="7.428cm" svg:y="7.387cm">
          <text:p text:style-name="P9"><text:span text:style-name="T8">E</text:span><text:span text:style-name="T9">H</text:span><text:span text:style-name="T13"> </text:span><text:span text:style-name="T3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0.667cm" svg:height="0.397cm" svg:x="8.517cm" svg:y="7.388cm">
          <text:p text:style-name="P19"><text:span text:style-name="T8">E</text:span><text:span text:style-name="T9">F</text:span><text:span text:style-name="T14"> </text:span><text:span text:style-name="T10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79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3.94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10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14.259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4.41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6" draw:layer="layout" svg:x1="13.713cm" svg:y1="2.975cm" svg:x2="13.713cm" svg:y2="12.16cm">
          <text:p/>
        </draw:line>
        <draw:custom-shape draw:style-name="gr27" draw:text-style-name="P26" draw:layer="layout" svg:width="0.154cm" svg:height="0.381cm" svg:x="13.639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7" draw:layer="layout" svg:x1="13.793cm" svg:y1="2.416cm" svg:x2="13.793cm" svg:y2="2.593cm">
          <text:p/>
        </draw:line>
        <draw:line draw:style-name="gr28" draw:text-style-name="P27" draw:layer="layout" svg:x1="14.415cm" svg:y1="2.417cm" svg:x2="14.415cm" svg:y2="2.594cm">
          <text:p/>
        </draw:line>
        <draw:line draw:style-name="gr28" draw:text-style-name="P27" draw:layer="layout" svg:x1="14.568cm" svg:y1="2.416cm" svg:x2="14.568cm" svg:y2="2.593cm">
          <text:p/>
        </draw:line>
        <draw:line draw:style-name="gr28" draw:text-style-name="P27" draw:layer="layout" svg:x1="13.793cm" svg:y1="2.416cm" svg:x2="14.568cm" svg:y2="2.416cm">
          <text:p/>
        </draw:line>
        <draw:frame draw:style-name="gr29" draw:text-style-name="P29" draw:layer="layout" svg:width="0.508cm" svg:height="0.627cm" svg:x="13.86cm" svg:y="2.135cm">
          <draw:text-box>
            <text:p text:style-name="P28"><text:span text:style-name="T16">4-bit</text:span></text:p>
          </draw:text-box>
        </draw:frame>
        <draw:frame draw:style-name="gr29" draw:text-style-name="P30" draw:layer="layout" svg:width="0.483cm" svg:height="0.627cm" svg:x="14.569cm" svg:y="2.136cm">
          <draw:text-box>
            <text:p><text:span text:style-name="T16">1-bit</text:span></text:p>
          </draw:text-box>
        </draw:frame>
        <draw:custom-shape draw:style-name="gr30" draw:text-style-name="P26" draw:layer="layout" svg:width="0.155cm" svg:height="0.381cm" svg:x="7.021cm" svg:y="2.594cm">
          <text:p text:style-name="P23"><text:span text:style-name="T1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17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33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48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4cm" svg:height="0.381cm" svg:x="7.64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7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7.9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105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5cm" svg:height="0.381cm" svg:x="8.26cm" svg:y="2.594cm">
          <text:p text:style-name="P23"><text:span text:style-name="T15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8.41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56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72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8.87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0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1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3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49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9.65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9.80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9.9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116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271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425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0.5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0.73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0.88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04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19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0.156cm" svg:height="0.381cm" svg:x="11.353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509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0.154cm" svg:height="0.381cm" svg:x="11.664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0.155cm" svg:height="0.381cm" svg:x="11.818cm" svg:y="2.594cm">
          <text:p text:style-name="P23"><text:span text:style-name="T1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31" draw:layer="layout" svg:x1="7.176cm" svg:y1="2.416cm" svg:x2="7.176cm" svg:y2="2.593cm">
          <text:p/>
        </draw:line>
        <draw:line draw:style-name="gr28" draw:text-style-name="P31" draw:layer="layout" svg:x1="8.416cm" svg:y1="2.417cm" svg:x2="8.416cm" svg:y2="2.594cm">
          <text:p/>
        </draw:line>
        <draw:line draw:style-name="gr28" draw:text-style-name="P31" draw:layer="layout" svg:x1="11.972cm" svg:y1="2.416cm" svg:x2="11.972cm" svg:y2="2.593cm">
          <text:p/>
        </draw:line>
        <draw:line draw:style-name="gr28" draw:text-style-name="P31" draw:layer="layout" svg:x1="7.174cm" svg:y1="2.416cm" svg:x2="11.972cm" svg:y2="2.416cm">
          <text:p/>
        </draw:line>
        <draw:frame draw:style-name="gr29" draw:text-style-name="P33" draw:layer="layout" svg:width="0.477cm" svg:height="0.627cm" svg:x="7.859cm" svg:y="2.135cm">
          <draw:text-box>
            <text:p text:style-name="P32"><text:span text:style-name="T16">8-bit</text:span></text:p>
          </draw:text-box>
        </draw:frame>
        <draw:frame draw:style-name="gr29" draw:text-style-name="P30" draw:layer="layout" svg:width="0.684cm" svg:height="0.627cm" svg:x="8.569cm" svg:y="2.136cm">
          <draw:text-box>
            <text:p><text:span text:style-name="T16">23-bit</text:span></text:p>
          </draw:text-box>
        </draw:frame>
        <draw:frame draw:style-name="gr34" draw:text-style-name="P30" draw:layer="layout" svg:width="2.667cm" svg:height="0.627cm" svg:x="6.884cm" svg:y="1.77cm">
          <draw:text-box>
            <text:p><text:span text:style-name="T16">Sign <text:s text:c="3"/>Exponent <text:s text:c="3"/>Mantissa</text:span></text:p>
          </draw:text-box>
        </draw:frame>
        <draw:line draw:style-name="gr28" draw:text-style-name="P31" draw:layer="layout" svg:x1="7.1cm" svg:y1="2.089cm" svg:x2="7.1cm" svg:y2="2.594cm">
          <text:p/>
        </draw:line>
        <draw:custom-shape draw:style-name="gr35" draw:text-style-name="P34" draw:layer="layout" svg:width="0.254cm" svg:height="3.552cm" draw:transform="rotate (1.5707963267949) translate (8.414cm 3.25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6" draw:layer="layout" svg:x1="14.479cm" svg:y1="2.975cm" svg:x2="14.479cm" svg:y2="7.532cm">
          <text:p/>
        </draw:line>
        <draw:custom-shape draw:style-name="gr36" draw:text-style-name="P34" draw:layer="layout" svg:width="0.254cm" svg:height="0.614cm" draw:transform="rotate (1.5707963267949) translate (13.796cm 3.25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10" draw:layer="layout" svg:width="0.632cm" svg:height="0.397cm" svg:x="9.883cm" svg:y="4.738cm">
          <text:p text:style-name="P9"><text:span text:style-name="T3">1.</text:span><text:span text:style-name="T8">M</text:span><text:span text:style-name="T9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4" draw:layer="layout" svg:width="0.262cm" svg:height="1.232cm" draw:transform="rotate (1.5707963267949) translate (7.176cm 3.25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5" draw:layer="layout" svg:x1="8.834cm" svg:y1="4.419cm" svg:x2="14.103cm" svg:y2="4.419cm">
          <text:p/>
        </draw:line>
        <draw:line draw:style-name="gr9" draw:text-style-name="P6" draw:layer="layout" svg:x1="14.103cm" svg:y1="3.233cm" svg:x2="14.103cm" svg:y2="4.425cm">
          <text:p/>
        </draw:line>
        <draw:frame draw:style-name="gr39" draw:text-style-name="P22" draw:layer="layout" svg:width="2.018cm" svg:height="0.627cm" svg:x="11.386cm" svg:y="12.639cm">
          <draw:text-box>
            <text:p><text:span text:style-name="T12">Accumulate</text:span></text:p>
          </draw:text-box>
        </draw:frame>
        <draw:line draw:style-name="gr9" draw:text-style-name="P6" draw:layer="layout" svg:x1="7.093cm" svg:y1="2.975cm" svg:x2="7.093cm" svg:y2="10.634cm">
          <text:p/>
        </draw:line>
        <draw:line draw:style-name="gr9" draw:text-style-name="P5" draw:layer="layout" svg:x1="7.078cm" svg:y1="10.617cm" svg:x2="13.195cm" svg:y2="10.617cm">
          <text:p/>
        </draw:line>
        <draw:line draw:style-name="gr26" draw:text-style-name="P5" draw:layer="layout" svg:x1="13.177cm" svg:y1="10.617cm" svg:x2="13.177cm" svg:y2="12.158cm">
          <text:p/>
        </draw:line>
        <draw:custom-shape draw:style-name="gr23" draw:text-style-name="P10" draw:layer="layout" svg:width="0.667cm" svg:height="0.397cm" svg:x="12.502cm" svg:y="6.298cm">
          <text:p text:style-name="P9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2.129cm" svg:height="0.495cm" svg:x="11.245cm" svg:y="7.2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8" draw:layer="layout" svg:width="0.121cm" svg:height="0.313cm" svg:x="12.789cm" svg:y="7.369cm">
          <draw:text-box>
            <text:p text:style-name="P7"><text:span text:style-name="T2">0</text:span></text:p>
          </draw:text-box>
        </draw:frame>
        <draw:frame draw:style-name="gr41" draw:text-style-name="P8" draw:layer="layout" svg:width="0.121cm" svg:height="0.313cm" svg:x="11.721cm" svg:y="7.369cm">
          <draw:text-box>
            <text:p text:style-name="P7"><text:span text:style-name="T2">1</text:span></text:p>
          </draw:text-box>
        </draw:frame>
        <draw:custom-shape draw:style-name="gr42" draw:text-style-name="P12" draw:layer="layout" svg:width="2.921cm" svg:height="0.372cm" svg:x="9.678cm" svg:y="8.67cm">
          <text:p text:style-name="P1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6" draw:layer="layout" svg:width="0.473cm" svg:height="0.314cm" svg:x="7.201cm" svg:y="3.655cm">
          <draw:text-box>
            <text:p text:style-name="P7"><text:span text:style-name="T17">S</text:span><text:span text:style-name="T18">H</text:span></text:p>
          </draw:text-box>
        </draw:frame>
        <draw:frame draw:style-name="gr12" draw:text-style-name="P36" draw:layer="layout" svg:width="0.473cm" svg:height="0.314cm" svg:x="7.86cm" svg:y="3.655cm">
          <draw:text-box>
            <text:p text:style-name="P7"><text:span text:style-name="T17">E</text:span><text:span text:style-name="T18">H</text:span></text:p>
          </draw:text-box>
        </draw:frame>
        <draw:frame draw:style-name="gr12" draw:text-style-name="P36" draw:layer="layout" svg:width="0.473cm" svg:height="0.314cm" svg:x="10.261cm" svg:y="3.655cm">
          <draw:text-box>
            <text:p text:style-name="P7"><text:span text:style-name="T17">M</text:span><text:span text:style-name="T18">H</text:span></text:p>
          </draw:text-box>
        </draw:frame>
        <draw:frame draw:style-name="gr12" draw:text-style-name="P36" draw:layer="layout" svg:width="0.473cm" svg:height="0.314cm" svg:x="13.786cm" svg:y="3.655cm">
          <draw:text-box>
            <text:p text:style-name="P7"><text:span text:style-name="T17">S</text:span><text:span text:style-name="T18">F</text:span></text:p>
          </draw:text-box>
        </draw:frame>
        <draw:frame draw:style-name="gr12" draw:text-style-name="P36" draw:layer="layout" svg:width="0.473cm" svg:height="0.314cm" svg:x="14.173cm" svg:y="3.655cm">
          <draw:text-box>
            <text:p text:style-name="P7"><text:span text:style-name="T17">E</text:span><text:span text:style-name="T18">F</text:span></text:p>
          </draw:text-box>
        </draw:frame>
        <draw:frame draw:style-name="gr12" draw:text-style-name="P36" draw:layer="layout" svg:width="0.473cm" svg:height="0.314cm" svg:x="14.559cm" svg:y="3.655cm">
          <draw:text-box>
            <text:p text:style-name="P7"><text:span text:style-name="T17">M</text:span><text:span text:style-name="T18">F</text:span></text:p>
          </draw:text-box>
        </draw:frame>
        <draw:frame draw:style-name="gr43" draw:text-style-name="P37" draw:layer="layout" svg:width="5.08cm" svg:height="0.627cm" svg:x="6.884cm" svg:y="1.334cm">
          <draw:text-box>
            <text:p><text:span text:style-name="T19">IEEE 754 single-precision floating-point</text:span></text:p>
          </draw:text-box>
        </draw:frame>
        <draw:frame draw:style-name="gr43" draw:text-style-name="P37" draw:layer="layout" svg:width="0.874cm" svg:height="0.627cm" svg:x="13.784cm" svg:y="1.335cm">
          <draw:text-box>
            <text:p><text:span text:style-name="T19">Float6</text:span></text:p>
          </draw:text-box>
        </draw:frame>
        <draw:frame draw:style-name="gr44" draw:text-style-name="P38" draw:layer="layout" svg:width="1.469cm" svg:height="0.477cm" svg:x="10.35cm" svg:y="6.464cm">
          <draw:text-box>
            <text:p><text:span text:style-name="T6">Mantissa</text:span></text:p>
            <text:p><text:span text:style-name="T6">multiplication</text:span></text:p>
          </draw:text-box>
        </draw:frame>
        <draw:custom-shape draw:style-name="gr17" draw:text-style-name="P18" draw:layer="layout" svg:width="1.452cm" svg:height="0.397cm" svg:x="9.124cm" svg:y="14.033cm">
          <text:p text:style-name="P17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061cm" svg:y1="7.611cm" svg:x2="14.285cm" svg:y2="7.413cm">
          <text:p/>
        </draw:line>
        <draw:frame draw:style-name="gr45" draw:text-style-name="P8" draw:layer="layout" svg:width="0.51cm" svg:height="0.239cm" svg:x="13.894cm" svg:y="7.61cm">
          <draw:text-box>
            <text:p text:style-name="P7"><text:span text:style-name="T2">1-bit</text:span></text:p>
          </draw:text-box>
        </draw:frame>
        <draw:frame draw:style-name="gr46" draw:text-style-name="P8" draw:layer="layout" svg:width="2.987cm" svg:height="0.314cm" svg:x="8.505cm" svg:y="14.384cm">
          <draw:text-box>
            <text:p text:style-name="P7"><text:span text:style-name="T2">64-bit fixed-point, 23-bit fr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7T15:50:55.905289850</dc:date>
    <meta:editing-duration>PT5H39M31S</meta:editing-duration>
    <meta:editing-cycles>63</meta:editing-cycles>
    <meta:document-statistic meta:object-count="133"/>
  </office:meta>
</office:document-meta>
</file>